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154def" officeooo:paragraph-rsid="0012f44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54def" officeooo:paragraph-rsid="001a45b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bd15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ea5ff" officeooo:paragraph-rsid="001ea5f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1ed3f" officeooo:paragraph-rsid="00235b4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4437a" officeooo:paragraph-rsid="002443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7a757" officeooo:paragraph-rsid="0027a75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fd8d8" officeooo:paragraph-rsid="001bd15d" style:font-size-asian="14pt" style:font-size-complex="14pt"/>
    </style:style>
    <style:style style:name="T1" style:family="text">
      <style:text-properties officeooo:rsid="0019d5f5"/>
    </style:style>
    <style:style style:name="T2" style:family="text">
      <style:text-properties officeooo:rsid="0012f44e"/>
    </style:style>
    <style:style style:name="T3" style:family="text">
      <style:text-properties officeooo:rsid="0018517c"/>
    </style:style>
    <style:style style:name="T4" style:family="text">
      <style:text-properties officeooo:rsid="0016ceb0"/>
    </style:style>
    <style:style style:name="T5" style:family="text">
      <style:text-properties officeooo:rsid="001a45b1"/>
    </style:style>
    <style:style style:name="T6" style:family="text">
      <style:text-properties officeooo:rsid="001bd15d"/>
    </style:style>
    <style:style style:name="T7" style:family="text">
      <style:text-properties officeooo:rsid="001c854d"/>
    </style:style>
    <style:style style:name="T8" style:family="text">
      <style:text-properties officeooo:rsid="0020279e"/>
    </style:style>
    <style:style style:name="T9" style:family="text">
      <style:text-properties officeooo:rsid="00235b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son 02</text:h>
      <text:p text:style-name="P3">É um padrão utilizado <text:span text:style-name="T4">para armazenamento e troca de informações</text:span> entre sistemas <text:span text:style-name="T4">em formato texto</text:span>, <text:span text:style-name="T1">é o que a maioria das API’s </text:span><text:span text:style-name="T8">web</text:span><text:span text:style-name="T1"> retorna quando </text:span><text:span text:style-name="T2">um request é feito p</text:span><text:span text:style-name="T5">a</text:span><text:span text:style-name="T2">ra elas. </text:span><text:span text:style-name="T5">S</text:span><text:span text:style-name="T4">egue um padrão logico muito simples, é facil de aprender </text:span><text:span text:style-name="T5">e </text:span><text:span text:style-name="T4">rapido de ser interpretado e gerado pelas maquinas, alem de ser leve de ser transportado pela rede, </text:span><text:span text:style-name="T1">por ter todas essas qualidades ele se </text:span><text:span text:style-name="T3">transformou na forma padrão de transferencia de informações entre aplicações </text:span><text:span text:style-name="T5">e é</text:span><text:span text:style-name="T4"> especialmente utilizado em desenvolvimento para web e API’s.</text:span></text:p>
      <text:p text:style-name="P2"/>
      <text:p text:style-name="P4"><text:span text:style-name="T6">Para modelar json é importante garantir que os dados serão enviados ou tragos de forma completa e que tenha uma forma facil de consumi-</text:span><text:span text:style-name="T7">los, já que dependendo se torna mais dificil ou facil obter uma ou outra informação, por isso como as minhas varias aplicações vão ter acesso aos dados é uma questão importante, é preciso atender as necessidades e demandas de cada aplicação.</text:span></text:p>
      <text:p text:style-name="P4"/>
      <text:p text:style-name="P6">É importante entender pra onde o json vai ser trafegado, <text:span text:style-name="T9">não deixa-lo extremamente longo ou pesado e como os dados vão ser usados na parte do cliente</text:span></text:p>
      <text:p text:style-name="P7"/>
      <text:p text:style-name="P8">Para verificar o json: <text:a xlink:type="simple" xlink:href="https://jsoneditoronline.org/" text:style-name="Internet_20_link" text:visited-style-name="Visited_20_Internet_20_Link">https://jsoneditoronline.org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9:36:21.417231050</meta:creation-date>
    <dc:date>2023-03-07T17:06:05.889284892</dc:date>
    <meta:editing-duration>PT6H50M17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1" meta:paragraph-count="5" meta:word-count="184" meta:character-count="1097" meta:non-whitespace-character-count="918"/>
  </office:meta>
</office:document-meta>
</file>